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0.238cm"/>
    </style:style>
    <style:style style:name="Tabela1.B" style:family="table-column">
      <style:table-column-properties style:column-width="16.762cm"/>
    </style:style>
    <style:style style:name="P1" style:family="paragraph" style:parent-style-name="Standard">
      <style:text-properties officeooo:rsid="00115891" officeooo:paragraph-rsid="00115891"/>
    </style:style>
    <style:style style:name="P2" style:family="paragraph" style:parent-style-name="Standard">
      <style:text-properties officeooo:rsid="00115891" officeooo:paragraph-rsid="00127599"/>
    </style:style>
    <style:style style:name="P3" style:family="paragraph" style:parent-style-name="Standard">
      <style:text-properties officeooo:rsid="00127599" officeooo:paragraph-rsid="00269787"/>
    </style:style>
    <style:style style:name="P4" style:family="paragraph" style:parent-style-name="Standard">
      <style:text-properties fo:font-weight="bold" officeooo:rsid="00115891" officeooo:paragraph-rsid="00115891" style:font-weight-asian="bold" style:font-weight-complex="bold"/>
    </style:style>
    <style:style style:name="P5" style:family="paragraph" style:parent-style-name="Standard">
      <style:text-properties fo:font-size="16pt" fo:font-weight="bold" officeooo:rsid="00115891" officeooo:paragraph-rsid="00127599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fo:font-weight="bold" officeooo:rsid="002ca0b4" officeooo:paragraph-rsid="002ca0b4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20pt" fo:font-weight="bold" officeooo:rsid="00115891" officeooo:paragraph-rsid="00115891" style:font-size-asian="20pt" style:font-weight-asian="bold" style:font-size-complex="20pt" style:font-weight-complex="bold"/>
    </style:style>
    <style:style style:name="P8" style:family="paragraph" style:parent-style-name="Standard">
      <style:text-properties officeooo:rsid="002ca0b4" officeooo:paragraph-rsid="002ca0b4"/>
    </style:style>
    <style:style style:name="P9" style:family="paragraph" style:parent-style-name="Standard">
      <style:text-properties officeooo:rsid="002e8395" officeooo:paragraph-rsid="002e8395"/>
    </style:style>
    <style:style style:name="P10" style:family="paragraph" style:parent-style-name="Standard">
      <style:text-properties officeooo:rsid="00170fa1" officeooo:paragraph-rsid="00300612"/>
    </style:style>
    <style:style style:name="P11" style:family="paragraph" style:parent-style-name="Standard">
      <style:text-properties officeooo:rsid="00246bc1" officeooo:paragraph-rsid="001dac50"/>
    </style:style>
    <style:style style:name="P12" style:family="paragraph" style:parent-style-name="Standard">
      <style:text-properties officeooo:rsid="002e8395" officeooo:paragraph-rsid="002e8395"/>
    </style:style>
    <style:style style:name="P13" style:family="paragraph" style:parent-style-name="Standard">
      <style:text-properties fo:font-weight="bold" officeooo:rsid="00115891" officeooo:paragraph-rsid="00115891" style:font-weight-asian="bold" style:font-weight-complex="bold"/>
    </style:style>
    <style:style style:name="P14" style:family="paragraph" style:parent-style-name="Standard">
      <style:text-properties fo:font-weight="bold" officeooo:rsid="00321ee3" officeooo:paragraph-rsid="00321ee3" style:font-weight-asian="bold" style:font-weight-complex="bold"/>
    </style:style>
    <style:style style:name="P15" style:family="paragraph" style:parent-style-name="Standard">
      <style:text-properties fo:font-weight="bold" officeooo:rsid="002e8395" officeooo:paragraph-rsid="00321ee3" style:font-weight-asian="bold" style:font-weight-complex="bold"/>
    </style:style>
    <style:style style:name="P16" style:family="paragraph" style:parent-style-name="Standard">
      <style:text-properties officeooo:rsid="00321ee3" officeooo:paragraph-rsid="002e8395"/>
    </style:style>
    <style:style style:name="P17" style:family="paragraph" style:parent-style-name="Standard">
      <style:text-properties officeooo:rsid="00321ee3" officeooo:paragraph-rsid="00321ee3"/>
    </style:style>
    <style:style style:name="P18" style:family="paragraph" style:parent-style-name="Standard">
      <style:text-properties fo:font-size="18pt" fo:font-weight="bold" officeooo:rsid="00321ee3" officeooo:paragraph-rsid="00321ee3" style:font-size-asian="18pt" style:font-weight-asian="bold" style:font-size-complex="18pt" style:font-weight-complex="bold"/>
    </style:style>
    <style:style style:name="P19" style:family="paragraph" style:parent-style-name="Table_20_Contents">
      <style:paragraph-properties fo:text-align="start" style:justify-single-word="false"/>
    </style:style>
    <style:style style:name="T1" style:family="text">
      <style:text-properties officeooo:rsid="00151a4f"/>
    </style:style>
    <style:style style:name="T2" style:family="text">
      <style:text-properties officeooo:rsid="00249806"/>
    </style:style>
    <style:style style:name="T3" style:family="text">
      <style:text-properties officeooo:rsid="002a460f"/>
    </style:style>
    <style:style style:name="T4" style:family="text">
      <style:text-properties officeooo:rsid="002e8395"/>
    </style:style>
    <style:style style:name="T5" style:family="text">
      <style:text-properties officeooo:rsid="0031dea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a1" table:style-name="Tabela1">
        <table:table-column table:style-name="Tabela1.A"/>
        <table:table-column table:style-name="Tabela1.B"/>
        <table:table-row>
          <table:table-cell office:value-type="string">
            <text:p text:style-name="P19">  </text:p>
          </table:table-cell>
          <table:table-cell office:value-type="string">
            <text:p text:style-name="P19">Introdução 1 -Visão Geral sobre Performance - Desempenho, Gargalo e escalabilidade - Observando a performance - Fatores para performance - O ambiente para testes - Teoria das filas - Probabilidade 2- A Plataforma Java - E agora o Gargalo está no Java? - Arquitetura da JVM - Otimizações do JIT ( inline, scape analysis, lock elision, etc ) - Introdução ao Garbage Collector - Profile e análise do Heap - JVM modelo de memória - Mapa mental da performance 3 - Benchmark, APIs, J2EE, frameworks e outros - Servidores de aplicação - ORM - MVC - Testes de unidades e performance 4 - Boas práticas de Design para uso de memória - Tipos de referências - Criando objetos - Finalizando objetos - Thread local 5 - Padrões de projeto - Utilizando os principais padrões do GoF 6 - Mais ferramentas - Extreme programming - Testes - TDD, BDD, DDD </text:p>
          </table:table-cell>
        </table:table-row>
      </table:table>
      <text:p text:style-name="P4"/>
      <text:p text:style-name="P15">Mini-curso</text:p>
      <text:p text:style-name="P15"/>
      <text:p text:style-name="P18">Java Roots na Prática</text:p>
      <text:p text:style-name="P17"/>
      <text:p text:style-name="P17">-Visão geral da arquitetura da JVM</text:p>
      <text:p text:style-name="P17">-Otimizações do JIT</text:p>
      <text:p text:style-name="P17">-Modelo de memória</text:p>
      <text:p text:style-name="P17">-Garbage Collector</text:p>
      <text:p text:style-name="P17">-Manipulando bytecode</text:p>
      <text:p text:style-name="P17"/>
      <text:p text:style-name="P4">Palestra</text:p>
      <text:p text:style-name="P1"/>
      <text:p text:style-name="P7">Java <text:span text:style-name="T3">Ontem, Hoje e Sempre</text:span></text:p>
      <text:p text:style-name="P1"/>
      <text:p text:style-name="P5"><text:span text:style-name="T4">T</text:span>ecnologia e mercado de trabalho</text:p>
      <text:p text:style-name="P2">- <text:span text:style-name="T1">A plataforma Java: visão geral;</text:span></text:p>
      <text:p text:style-name="P2">- <text:span text:style-name="T1">Gestão Oracle;</text:span></text:p>
      <text:p text:style-name="P2">- <text:span text:style-name="T1">Demanda, qualificação e salário</text:span></text:p>
      <text:p text:style-name="P2">- <text:span text:style-name="T1">O futuro da plataforma</text:span></text:p>
      <text:p text:style-name="P2">- <text:span text:style-name="T2">Universo acadêmico e realidade</text:span></text:p>
      <text:p text:style-name="P6">Como surfar a atual onda</text:p>
      <text:p text:style-name="P8">- Princípios sólidos de OO</text:p>
      <text:p text:style-name="P8">- <text:span text:style-name="T5">Clean code</text:span></text:p>
      <text:p text:style-name="P8">- Testes automatizados e TDD</text:p>
      <text:p text:style-name="P8">- Linguagens dinâmicas</text:p>
      <text:p text:style-name="P10">- Manifesto Ágil: valores e princípios</text:p>
      <text:p text:style-name="P8">- Inquietude</text:p>
      <text:p text:style-name="P11"/>
      <text:p text:style-name="P3"/>
      <text:p text:style-name="P16"/>
      <text:p text:style-name="P17"/>
      <text:p text:style-name="P17"/>
      <text:p text:style-name="P9"/>
      <text:p text:style-name="P9"/>
      <text:p text:style-name="P9"/>
      <text:p text:style-name="P9"/>
      <text:p text:style-name="P1"/>
      <text:p text:style-name="P1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7T10:44:25.375000000</meta:creation-date>
    <dc:date>2015-04-20T11:57:03.189000000</dc:date>
    <meta:editing-duration>PT6H39M52S</meta:editing-duration>
    <meta:editing-cycles>30</meta:editing-cycles>
    <meta:generator>LibreOffice/4.2.5.2$Windows_x86 LibreOffice_project/61cb170a04bb1f12e77c884eab9192be736ec5f5</meta:generator>
    <meta:document-statistic meta:table-count="1" meta:image-count="0" meta:object-count="0" meta:page-count="2" meta:paragraph-count="24" meta:word-count="234" meta:character-count="1342" meta:non-whitespace-character-count="1128"/>
  </office:meta>
</office:document-meta>
</file>